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center" style:justify-single-word="false" style:writing-mode="rl-tb"/>
    </style:style>
    <style:style style:name="P3" style:family="paragraph" style:parent-style-name="Standard">
      <style:paragraph-properties fo:text-align="center" style:justify-single-word="false" style:writing-mode="rl-tb"/>
      <style:text-properties fo:font-weight="bold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96dec" officeooo:paragraph-rsid="00196dec"/>
    </style:style>
    <style:style style:name="P5" style:family="paragraph" style:parent-style-name="Standard" style:list-style-name="L1">
      <style:paragraph-properties fo:text-align="end" style:justify-single-word="false" style:writing-mode="rl-tb"/>
    </style:style>
    <style:style style:name="P6" style:family="paragraph" style:parent-style-name="Standard" style:list-style-name="L2">
      <style:paragraph-properties fo:text-align="end" style:justify-single-word="false" style:writing-mode="rl-tb"/>
      <style:text-properties officeooo:rsid="00196dec" officeooo:paragraph-rsid="00196dec"/>
    </style:style>
    <style:style style:name="P7" style:family="paragraph" style:parent-style-name="Standard" style:list-style-name="L2">
      <style:paragraph-properties fo:text-align="end" style:justify-single-word="false" style:writing-mode="rl-tb"/>
      <style:text-properties officeooo:rsid="001a64bf" officeooo:paragraph-rsid="001a64b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به نام خدا</text:p>
      <text:p text:style-name="P3">گزارش پاسخ سوال ۲</text:p>
      <text:p text:style-name="P1">فرضیات:</text:p>
      <text:list xml:id="list3137854088" text:style-name="L1">
        <text:list-item>
          <text:p text:style-name="P5">اگر انجام یک تسک بیش از میزان ددلاین طول بکشد، در اولین چک‌پوینت بعد از ددلاین، سیستم به کار آن تسک پایان می‌دهد.</text:p>
        </text:list-item>
      </text:list>
      <text:p text:style-name="P4">جزئیات پیاده‌سازی:</text:p>
      <text:list xml:id="list247171277" text:style-name="L2">
        <text:list-item>
          <text:p text:style-name="P6">برای شبیه‌سازی احتمال خرابی یک قطعه از اجرا (L*10<text:span text:style-name="T1">-4</text:span><text:span text:style-name="T2">) یک عدد تصادفی بین ۱ تا ۱۰۰۰۰ گرفته شده و اگر آن عدد کوچکتر یا مساوی L بود، اجرا خراب اعلام میشود.</text:span></text:p>
        </text:list-item>
        <text:list-item>
          <text:p text:style-name="P7"><text:span text:style-name="T2">برای سرعت اجرای بهتر، اجراها در ۱۶ ترد موازی انجام می‌شوند.</text:span></text:p>
          <text:list>
            <text:list-item>
              <text:p text:style-name="P7"><text:span text:style-name="T2">این عدد توسط ثابت CONCURRENTCY_NUMBER قابل تغییر است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5:52:49.434655314</meta:creation-date>
    <dc:date>2021-01-22T16:53:00.517086970</dc:date>
    <meta:editing-duration>PT11M46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8" meta:word-count="87" meta:character-count="426" meta:non-whitespace-character-count="351"/>
  </office:meta>
</office:document-meta>
</file>